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style style:name="P1" style:parent-style-name="Standard" style:master-page-name="MP0" style:family="paragraph">
      <style:paragraph-properties fo:break-before="page"/>
      <style:text-properties fo:language="en" fo:country="US"/>
    </style:style>
    <style:style style:name="P2" style:parent-style-name="Standard" style:family="paragraph">
      <style:text-properties fo:language="en" fo:country="US"/>
    </style:style>
    <style:style style:name="P3" style:parent-style-name="Standard" style:family="paragraph">
      <style:text-properties fo:language="en" fo:country="US"/>
    </style:style>
    <style:style style:name="P4" style:parent-style-name="Standard" style:family="paragraph">
      <style:text-properties fo:language="en" fo:country="US"/>
    </style:style>
    <style:style style:name="P5" style:parent-style-name="Standard" style:family="paragraph">
      <style:paragraph-properties fo:border-top="none" fo:border-left="none" fo:border-bottom="0.0208in solid #000000" fo:border-right="none" fo:padding-top="0in" fo:padding-left="0in" fo:padding-bottom="0.0138in" fo:padding-right="0in" style:shadow="none"/>
      <style:text-properties fo:language="en" fo:country="US"/>
    </style:style>
    <style:style style:name="P6" style:parent-style-name="Standard" style:family="paragraph">
      <style:text-properties fo:language="en" fo:country="US"/>
    </style:style>
    <style:style style:name="T7" style:parent-style-name="Absatz-Standardschriftart" style:family="text">
      <style:text-properties fo:language="en" fo:country="US"/>
    </style:style>
    <style:style style:name="T8" style:parent-style-name="Absatz-Standardschriftart" style:family="text">
      <style:text-properties style:text-underline-type="single" style:text-underline-style="solid" style:text-underline-width="auto" style:text-underline-mode="continuous" fo:language="en" fo:country="US"/>
    </style:style>
    <style:style style:name="P9" style:parent-style-name="Listenabsatz" style:list-style-name="LFO1" style:family="paragraph">
      <style:text-properties fo:language="en" fo:country="US"/>
    </style:style>
    <style:style style:name="P10" style:parent-style-name="Listenabsatz" style:list-style-name="LFO1" style:family="paragraph">
      <style:text-properties fo:language="en" fo:country="US"/>
    </style:style>
    <style:style style:name="P11" style:parent-style-name="Listenabsatz" style:list-style-name="LFO1" style:family="paragraph">
      <style:text-properties fo:language="en" fo:country="US"/>
    </style:style>
    <style:style style:name="P12" style:parent-style-name="Listenabsatz" style:list-style-name="LFO1" style:family="paragraph">
      <style:text-properties fo:language="en" fo:country="US"/>
    </style:style>
    <style:style style:name="P13" style:parent-style-name="Listenabsatz" style:list-style-name="LFO1" style:family="paragraph">
      <style:text-properties fo:language="en" fo:country="US"/>
    </style:style>
    <style:style style:name="T14" style:parent-style-name="Absatz-Standardschriftart" style:family="text">
      <style:text-properties fo:language="en" fo:country="US"/>
    </style:style>
    <style:style style:name="T15" style:parent-style-name="Absatz-Standardschriftart" style:family="text">
      <style:text-properties style:text-underline-type="single" style:text-underline-style="solid" style:text-underline-width="auto" style:text-underline-mode="continuous" fo:language="en" fo:country="US"/>
    </style:style>
    <style:style style:name="T16" style:parent-style-name="Absatz-Standardschriftart" style:family="text">
      <style:text-properties style:text-underline-type="single" style:text-underline-style="solid" style:text-underline-width="auto" style:text-underline-mode="continuous" fo:language="en" fo:country="US"/>
    </style:style>
    <style:style style:name="T17" style:parent-style-name="Absatz-Standardschriftart" style:family="text">
      <style:text-properties style:text-underline-type="single" style:text-underline-style="solid" style:text-underline-width="auto" style:text-underline-mode="continuous" fo:language="en" fo:country="US"/>
    </style:style>
    <style:style style:name="T18" style:parent-style-name="Absatz-Standardschriftart" style:family="text">
      <style:text-properties fo:language="en" fo:country="US"/>
    </style:style>
    <style:style style:name="P19" style:parent-style-name="Listenabsatz" style:list-style-name="LFO2" style:family="paragraph">
      <style:text-properties fo:language="en" fo:country="US"/>
    </style:style>
    <style:style style:name="P20" style:parent-style-name="Listenabsatz" style:list-style-name="LFO2" style:family="paragraph">
      <style:text-properties fo:language="en" fo:country="US"/>
    </style:style>
    <style:style style:name="P21" style:parent-style-name="Listenabsatz" style:list-style-name="LFO2" style:family="paragraph">
      <style:text-properties fo:language="en" fo:country="US"/>
    </style:style>
    <style:style style:name="P22" style:parent-style-name="Listenabsatz" style:list-style-name="LFO2" style:family="paragraph">
      <style:text-properties fo:language="en" fo:country="US"/>
    </style:style>
    <style:style style:name="P23" style:parent-style-name="Listenabsatz" style:list-style-name="LFO2" style:family="paragraph">
      <style:text-properties fo:language="en" fo:country="US"/>
    </style:style>
    <style:style style:name="P24" style:parent-style-name="Listenabsatz" style:list-style-name="LFO2" style:family="paragraph">
      <style:text-properties fo:language="en" fo:country="US"/>
    </style:style>
    <style:style style:name="P25" style:parent-style-name="Standard" style:family="paragraph">
      <style:text-properties fo:language="en" fo:country="US"/>
    </style:style>
    <style:style style:name="P26" style:parent-style-name="Standard" style:family="paragraph">
      <style:text-properties fo:language="en" fo:country="US"/>
    </style:style>
    <style:style style:name="T27" style:parent-style-name="Absatz-Standardschriftart" style:family="text">
      <style:text-properties fo:language="en" fo:country="US"/>
    </style:style>
  </office:automatic-styles>
  <office:body>
    <office:text text:use-soft-page-breaks="true">
      <text:p text:style-name="P1">Each individual part of the creature represents a cell.<text:s/>Cells can talk to each other, sending information, which could lead to the activation of certain promoters.</text:p>
      <text:p text:style-name="P2">Genes are stored in the dna. Wether this is done in a modular fashion (axons), or not, is still to be determined. Between the<text:s/>different genes are blockers (regulatory molecules / promotors), that get activated or deactivated based on environmental stimuli. This enables different cells (represented by the 3d shapes in the simulation) of the same creature to be of different types,<text:s/>thus allowing for more complexity and variation. It also introduces the possibility of introducing epigenetics into my simulation.</text:p>
      <text:p text:style-name="P3">These environmental factors for activating these blockers can come from the inside of the creature (current levels of nutrition, position of cell related to others, amount of other cells, history of the creature etc.), and the outside of the creature (other creatures nearby, food nearby, contact to ground, temperatures and so on). The if-then clauses for those regulatory molecules are procedurally generated based on given information and optimal output (biggest resulting distribution of own genes among other creatures, so that the system can’t be cheated by multi cellular organisms).<text:s/></text:p>
      <text:p text:style-name="P4">Maybe I’ll give a higher precedence to the effects coming from within a creature, so to simulate prenatal effects…</text:p>
      <text:p text:style-name="P5">Unused parts of DNA are never to be removed, and can still mutate.<text:s/></text:p>
      <text:p text:style-name="P6">The center of every cell is the nucleus, in which the dna is contained.<text:s/></text:p>
      <text:p text:style-name="Standard"><text:span text:style-name="T7">The things one can control in the simulation, is the<text:s/></text:span><text:span text:style-name="T8">types of input the regulatory molecules (promoters / blockers) can receive. E.g.:<text:s/></text:span></text:p>
      <text:list text:style-name="LFO1" text:continue-numbering="true">
        <text:list-item>
          <text:p text:style-name="P9">A blocker can in its simplest form receive messages from other cells, whichever information they may contain (relative location, specialized messages…).</text:p>
        </text:list-item>
        <text:list-item>
          <text:p text:style-name="P10">A cell can detect weather it is currently making contact with the ground.</text:p>
        </text:list-item>
        <text:list-item>
          <text:p text:style-name="P11">It can read Environment temperature / atmospheric makeup / humidity …</text:p>
        </text:list-item>
        <text:list-item>
          <text:p text:style-name="P12">It can smell other creatures.</text:p>
        </text:list-item>
        <text:list-item>
          <text:p text:style-name="P13">To be continued</text:p>
        </text:list-item>
      </text:list>
      <text:p text:style-name="Standard"><text:span text:style-name="T14">The other thing, the user of the simulation can configure, is the<text:s/></text:span><text:span text:style-name="T15">type of operations cells can perfo</text:span><text:span text:style-name="T16">r</text:span><text:span text:style-name="T17">m</text:span><text:span text:style-name="T18">:<text:s/></text:span></text:p>
      <text:list text:style-name="LFO2" text:continue-numbering="true">
        <text:list-item>
          <text:p text:style-name="P19">Send signals to other cells</text:p>
        </text:list-item>
        <text:list-item>
          <text:p text:style-name="P20">Reproduce sexually</text:p>
          <text:list text:continue-numbering="true">
            <text:list-item>
              <text:p text:style-name="P21">Different methods involving chromosomes</text:p>
            </text:list-item>
          </text:list>
        </text:list-item>
        <text:list-item>
          <text:p text:style-name="P22">Reproduce asexually</text:p>
        </text:list-item>
        <text:list-item>
          <text:p text:style-name="P23">Move</text:p>
          <text:list text:continue-numbering="true">
            <text:list-item>
              <text:p text:style-name="P24">In different ways relative to other cells</text:p>
            </text:list-item>
          </text:list>
        </text:list-item>
      </text:list>
      <text:p text:style-name="P25">Cell functions the user has no control over: Mutations</text:p>
      <text:p text:style-name="P26">This customizability allows me to develop different cell functions one at a time, while still maintaining expandable / modular software.</text:p>
      <text:p text:style-name="Standard"><text:span text:style-name="T27"><text:s text:c="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SimSu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zh" style:country-asian="CN"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Symbol"/>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Paul Straberger</meta:initial-creator>
    <dc:creator>Paul Straberger</dc:creator>
    <meta:creation-date>2019-04-01T13:24:00Z</meta:creation-date>
    <dc:date>2019-04-02T13:25:00Z</dc:date>
    <meta:template xlink:href="Normal" xlink:type="simple"/>
    <meta:editing-cycles>4</meta:editing-cycles>
    <meta:editing-duration>PT0S</meta:editing-duration>
    <meta:document-statistic meta:page-count="1" meta:paragraph-count="4" meta:word-count="336" meta:character-count="2454" meta:row-count="17" meta:non-whitespace-character-count="2122"/>
  </office:meta>
</office:document-meta>
</file>